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cm" table:align="left"/>
    </style:style>
    <style:style style:name="Tabella1.A" style:family="table-column">
      <style:table-column-properties style:column-width="2.411cm"/>
    </style:style>
    <style:style style:name="Tabella1.B" style:family="table-column">
      <style:table-column-properties style:column-width="10.015cm"/>
    </style:style>
    <style:style style:name="Tabella1.C" style:family="table-column">
      <style:table-column-properties style:column-width="4.574cm"/>
    </style:style>
    <style:style style:name="Tabella1.A1" style:family="table-cell">
      <style:table-cell-properties style:vertical-align="middle" fo:padding="0.049cm" fo:border="none"/>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officeooo:paragraph-rsid="000e85ff" style:font-weight-asian="normal" style:font-weight-complex="normal"/>
    </style:style>
    <style:style style:name="P3" style:family="paragraph" style:parent-style-name="Text_20_body">
      <style:text-properties fo:font-weight="normal" officeooo:paragraph-rsid="001026fa" style:font-weight-asian="normal" style:font-weight-complex="normal"/>
    </style:style>
    <style:style style:name="P4" style:family="paragraph" style:parent-style-name="Text_20_body">
      <style:text-properties fo:font-weight="normal" officeooo:paragraph-rsid="001206e2" style:font-weight-asian="normal" style:font-weight-complex="normal"/>
    </style:style>
    <style:style style:name="P5" style:family="paragraph" style:parent-style-name="Text_20_body">
      <style:text-properties fo:font-weight="normal" officeooo:rsid="0013ebaa" officeooo:paragraph-rsid="0013ebaa" style:font-weight-asian="normal" style:font-weight-complex="normal"/>
    </style:style>
    <style:style style:name="P6" style:family="paragraph" style:parent-style-name="Text_20_body">
      <style:text-properties fo:font-weight="normal" officeooo:rsid="0014eb68" officeooo:paragraph-rsid="0014eb68" style:font-weight-asian="normal" style:font-weight-complex="normal"/>
    </style:style>
    <style:style style:name="P7" style:family="paragraph" style:parent-style-name="Text_20_body">
      <style:text-properties fo:font-weight="normal" officeooo:rsid="0014eb68" officeooo:paragraph-rsid="00160261" style:font-weight-asian="normal" style:font-weight-complex="normal"/>
    </style:style>
    <style:style style:name="P8" style:family="paragraph" style:parent-style-name="Text_20_body">
      <style:text-properties fo:font-weight="normal" officeooo:rsid="00160261" officeooo:paragraph-rsid="00160261" style:font-weight-asian="normal" style:font-weight-complex="normal"/>
    </style:style>
    <style:style style:name="P9" style:family="paragraph" style:parent-style-name="Text_20_body">
      <style:text-properties fo:font-weight="normal" officeooo:rsid="00166abf" officeooo:paragraph-rsid="00166abf" style:font-weight-asian="normal" style:font-weight-complex="normal"/>
    </style:style>
    <style:style style:name="P10" style:family="paragraph" style:parent-style-name="Table_20_Contents">
      <style:text-properties officeooo:rsid="0013c7ed" officeooo:paragraph-rsid="0013c7ed"/>
    </style:style>
    <style:style style:name="P11" style:family="paragraph" style:parent-style-name="Table_20_Heading">
      <style:text-properties officeooo:rsid="0013c7ed" officeooo:paragraph-rsid="0013c7e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text-properties fo:font-weight="normal" style:font-weight-asian="normal" style:font-weight-complex="normal"/>
    </style:style>
    <style:style style:name="P15" style:family="paragraph" style:parent-style-name="Text_20_body">
      <style:text-properties fo:font-weight="normal" officeooo:rsid="000e85ff" officeooo:paragraph-rsid="001026fa" style:font-weight-asian="normal" style:font-weight-complex="normal"/>
    </style:style>
    <style:style style:name="P16" style:family="paragraph" style:parent-style-name="Text_20_body">
      <style:text-properties fo:font-weight="normal" officeooo:rsid="000e85ff" officeooo:paragraph-rsid="001206e2" style:font-weight-asian="normal" style:font-weight-complex="normal"/>
    </style:style>
    <style:style style:name="P17" style:family="paragraph" style:parent-style-name="Text_20_body">
      <style:text-properties fo:font-weight="normal" officeooo:rsid="00160261" officeooo:paragraph-rsid="00160261" style:font-weight-asian="normal" style:font-weight-complex="normal"/>
    </style:style>
    <style:style style:name="P18" style:family="paragraph" style:parent-style-name="Heading_20_1" style:master-page-name="MP0">
      <style:paragraph-properties style:page-number="auto" fo:break-before="page"/>
    </style:style>
    <style:style style:name="T1" style:family="text">
      <style:text-properties fo:language="en" fo:country="U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officeooo:rsid="00090854"/>
    </style:style>
    <style:style style:name="T4" style:family="text">
      <style:text-properties officeooo:rsid="000e85ff"/>
    </style:style>
    <style:style style:name="T5" style:family="text">
      <style:text-properties officeooo:rsid="001026fa"/>
    </style:style>
    <style:style style:name="T6" style:family="text">
      <style:text-properties officeooo:rsid="0013c7ed"/>
    </style:style>
    <style:style style:name="T7" style:family="text">
      <style:text-properties officeooo:rsid="0014eb68"/>
    </style:style>
    <style:style style:name="T8" style:family="text">
      <style:text-properties officeooo:rsid="00160261"/>
    </style:style>
    <style:style style:name="T9" style:family="text">
      <style:text-properties officeooo:rsid="001945cd"/>
    </style:style>
    <text:list-style style:name="L1">
      <text:list-level-style-bullet text:level="1" text:style-name="WW_5f_CharLFO1LVL1" text:bullet-char="•">
        <style:list-level-properties/>
        <style:text-properties style:font-name="OpenSymbol1"/>
      </text:list-level-style-bullet>
      <text:list-level-style-bullet text:level="2" text:style-name="WW_5f_CharLFO1LVL2" text:bullet-char="◦">
        <style:list-level-properties/>
        <style:text-properties style:font-name="OpenSymbol1"/>
      </text:list-level-style-bullet>
      <text:list-level-style-bullet text:level="3" text:style-name="WW_5f_CharLFO1LVL3" text:bullet-char="▪">
        <style:list-level-properties/>
        <style:text-properties style:font-name="OpenSymbol1"/>
      </text:list-level-style-bullet>
      <text:list-level-style-bullet text:level="4" text:style-name="WW_5f_CharLFO1LVL4" text:bullet-char="•">
        <style:list-level-properties/>
        <style:text-properties style:font-name="OpenSymbol1"/>
      </text:list-level-style-bullet>
      <text:list-level-style-bullet text:level="5" text:style-name="WW_5f_CharLFO1LVL5" text:bullet-char="◦">
        <style:list-level-properties/>
        <style:text-properties style:font-name="OpenSymbol1"/>
      </text:list-level-style-bullet>
      <text:list-level-style-bullet text:level="6" text:style-name="WW_5f_CharLFO1LVL6" text:bullet-char="▪">
        <style:list-level-properties/>
        <style:text-properties style:font-name="OpenSymbol1"/>
      </text:list-level-style-bullet>
      <text:list-level-style-bullet text:level="7" text:style-name="WW_5f_CharLFO1LVL7" text:bullet-char="•">
        <style:list-level-properties/>
        <style:text-properties style:font-name="OpenSymbol1"/>
      </text:list-level-style-bullet>
      <text:list-level-style-bullet text:level="8" text:style-name="WW_5f_CharLFO1LVL8" text:bullet-char="◦">
        <style:list-level-properties/>
        <style:text-properties style:font-name="OpenSymbol1"/>
      </text:list-level-style-bullet>
      <text:list-level-style-bullet text:level="9" text:style-name="WW_5f_CharLFO1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mplementare un mandatory access control</text:h>
      <text:p text:style-name="Text_20_body">La sicurezza introdotta da un MAC consente di monitorare <text:span text:style-name="T3">o</text:span> impedire alcune operazioni rispetto a determinati processi o oggetti. Viene utilizzata per la messa in sicurezza di applicativi o di moduli del kernel.</text:p>
      <text:p text:style-name="Text_20_body">A livello enterprise il mercato offre due possibili implementazioni di un MAC:</text:p>
      <text:list xml:id="list6952922362014193812" text:style-name="L1">
        <text:list-item>
          <text:p text:style-name="P12">SELinux</text:p>
        </text:list-item>
        <text:list-item>
          <text:p text:style-name="P12">AppArmor</text:p>
        </text:list-item>
      </text:list>
      <text:p text:style-name="Text_20_body">SELinux è un sistema complesso, completo, con una bassa curva di apprendimento.</text:p>
      <text:p text:style-name="Text_20_body">Il sistema è nato per garantire la sicurezza in ambito militare, è stato progettato infatti dalla NSA, l'agenzia di sicurezza nazionale americana. I suoi punti di forza sono la flessibilità delle varie politiche MAC su cui si basa.</text:p>
      <text:p text:style-name="Text_20_body">AppArmor è invece un sistema che vanta una maggiore usabilità ed è più adatto per chi si sta avvicinando per la prima volta a configurazioni di un sistema MAC.</text:p>
      <text:p text:style-name="Text_20_body">Successivamente analizzerò alcuni aspetti di SELinux con l'obbiettivo di esplicitare per quali motivi la nostra scelta è ricaduta su AppArmor.</text:p>
      <text:h text:style-name="Heading_20_1" text:outline-level="1">SELinux</text:h>
      <text:p text:style-name="Text_20_body">SELinux è un modulo per la sicurezza del kernel di linux, in quanto tale è piuttosto efficiente, e permette un controllo anche a basso livello sui processi dell'utenza e sul servizio di accesso ai file del sistema. Essendo una implementazione per un MAC, si basa su alcuni concept:</text:p>
      <text:list xml:id="list8175380593329574114" text:style-name="L2">
        <text:list-item>
          <text:p text:style-name="P13"><text:span text:style-name="T2">“Type Enforcement”</text:span>- assegna a ciascun soggetto(generalmente un processo) un contesto di accessibilità relativamente a un oggetto(file, processo ecc);</text:p>
        </text:list-item>
        <text:list-item>
          <text:p text:style-name="P13"><text:span text:style-name="T2">“</text:span><text:bookmark text:name="firstHeading"/><text:span text:style-name="T1">Role-based access control</text:span><text:span text:style-name="T2">”</text:span>- assegna a ciascun soggetto uno o più ruoli. Ciascun ruolo corrisponde generalmente a un ruolo aziendale, e ha una tabella di accessibilità corrispondente. Il ruolo viene selezionato o assegnato all'utente che deve poi validarsi per renderlo attivo e quindi poter esercitare il proprio diritto di accesso.</text:p>
        </text:list-item>
        <text:list-item>
          <text:p text:style-name="P14"><text:span text:style-name="T2">“Multilevel security”</text:span> - Fondamentalmente suddivide le informazioni in livelli di sicurezza, fa in modo che utenti, che possiedono un determinato livello di accessibilità, non siano in grado di visualizzare informazioni che non gli competono. Nel caso di SELinux questo concept concorre a definirlo formalmente come sistema tacciabile di fiducia. Il multilevel security è di difficile applicazione in quanto soffre, di alcune rigidità quando si tenta di diminuire la classificazione di sicurezza di alcuni file.</text:p>
        </text:list-item>
      </text:list>
      <text:p text:style-name="P1">Come in AppArmor anche in SELinux è presente un permissive mode, in cui le violazioni di sicurezza <text:span text:style-name="T4">o accessi negati</text:span> non vengono impedit<text:span text:style-name="T4">i</text:span>, ma semplicemente annotat<text:span text:style-name="T4">i</text:span> in un log, <text:span text:style-name="T4">cosa che veniva comunque eseguita anche nell'enforcement mode</text:span>. Questa modalità è <text:span text:style-name="T4">consigliata</text:span> <text:span text:style-name="T4">durante l'implementazione di nuove policy</text:span>, ma anche impiegata per il learning. <text:span text:style-name="T4">In questo modo tutti gli accessi negati possono essere triggerati da una sola esecuzione risparmiando al programmatore l'onere di correggerli singolarmente.</text:span></text:p>
      <text:p text:style-name="P2">La parola chiave che ritorna in ogni articolo trattante SELinux è “ben dettagliato”: come abbiamo detto ogni <text:span text:style-name="T4">file </text:span><text:s/>user ha un proprio ruolo, dominio o (type of enforcement), <text:span text:style-name="T4">nonché utente di appartenenza</text:span>. Questo è valido anche per ogni file, <text:span text:style-name="T5">processo,</text:span> porta di rete, e <text:span text:style-name="T5">altre interfacce di I/O</text:span>. </text:p>
      <text:p text:style-name="Heading"><text:soft-page-break/>Contesto <text:span text:style-name="T7">o label</text:span></text:p>
      <text:p text:style-name="P15">L'informazioni assegnate a ciascun file che ne definisce utente, ruolo e dominio è detta label o contesto, dove il termine label si riferisce al significante della tripletta, mentre il termine contesto si riferisce al significato. </text:p>
      <text:p text:style-name="P16">Il label è appunto composto dei tre campi user, ruolo e dominio. Prima di analizzare puntualmente i tre componenti del label, vorrei sottolineare come tutti e tre concorrono a implementare di fatto i 3 concept su cui si basa SElinux. </text:p>
      <text:p text:style-name="P16">Lo SELinux user consente di assegnare i ruoli a un utente reale che può corrispondere a uno e uno solo utente SELinux. Di default tuttavia esistono SELinux user che non corrispondono a alcun utente reale.</text:p>
      <text:p text:style-name="P4"/>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Heading">SELinux user </text:p>
          </table:table-cell>
          <table:table-cell table:style-name="Tabella1.A1" office:value-type="string">
            <text:p text:style-name="P11">Descrizione</text:p>
          </table:table-cell>
          <table:table-cell table:style-name="Tabella1.A1" office:value-type="string">
            <text:p text:style-name="Table_20_Heading"><text:span text:style-name="T6">Usati come</text:span> </text:p>
          </table:table-cell>
        </table:table-row>
        <table:table-row>
          <table:table-cell table:style-name="Tabella1.A1" office:value-type="string">
            <text:p text:style-name="Table_20_Contents">unconfined_u </text:p>
          </table:table-cell>
          <table:table-cell table:style-name="Tabella1.A1" office:value-type="string">
            <text:p text:style-name="Table_20_Contents">SELinux <text:span text:style-name="T6">users che non hanno restrizioni</text:span>. <text:span text:style-name="T6">Generalmente gli Unconfined users non sono soggetti a nessuna restrizione sono pensati per sistemi dove solo solo i servizi <text:s/>di connettività di rete dovrebbero essere confinati </text:span></text:p>
          </table:table-cell>
          <table:table-cell table:style-name="Tabella1.A1" office:value-type="string">
            <text:p text:style-name="P10">Qualsiasi utente di uno specifico sistema</text:p>
          </table:table-cell>
        </table:table-row>
        <table:table-row>
          <table:table-cell table:style-name="Tabella1.A1" office:value-type="string">
            <text:p text:style-name="Table_20_Contents">root </text:p>
          </table:table-cell>
          <table:table-cell table:style-name="Tabella1.A1" office:value-type="string">
            <text:p text:style-name="Table_20_Contents"><text:span text:style-name="T6">Lo</text:span> SELinux user <text:span text:style-name="T6">che indica il</text:span> root account </text:p>
          </table:table-cell>
          <table:table-cell table:style-name="Tabella1.A1" office:value-type="string">
            <text:p text:style-name="Table_20_Contents"><text:span text:style-name="T6">il</text:span> Linux root account </text:p>
          </table:table-cell>
        </table:table-row>
        <table:table-row>
          <table:table-cell table:style-name="Tabella1.A1" office:value-type="string">
            <text:p text:style-name="Table_20_Contents">sysadm_u </text:p>
          </table:table-cell>
          <table:table-cell table:style-name="Tabella1.A1" office:value-type="string">
            <text:p text:style-name="Table_20_Contents">SELinux user <text:span text:style-name="T6">con un diretto ruolo di amministrazione</text:span></text:p>
          </table:table-cell>
          <table:table-cell table:style-name="Tabella1.A1" office:value-type="string">
            <text:p text:style-name="Table_20_Contents">Linux accounts <text:span text:style-name="T6">che funge esclusivamente da</text:span> <text:span text:style-name="T6">amministratore di sistema</text:span> </text:p>
          </table:table-cell>
        </table:table-row>
        <table:table-row>
          <table:table-cell table:style-name="Tabella1.A1" office:value-type="string">
            <text:p text:style-name="Table_20_Contents">staff_u </text:p>
          </table:table-cell>
          <table:table-cell table:style-name="Tabella1.A1" office:value-type="string">
            <text:p text:style-name="Table_20_Contents">SELinux user <text:span text:style-name="T6">che può eseguire delle operazioni come amministratore e non.</text:span></text:p>
          </table:table-cell>
          <table:table-cell table:style-name="Tabella1.A1" office:value-type="string">
            <text:p text:style-name="Table_20_Contents">Linux accounts <text:span text:style-name="T6">usato sia come amministratore che come utente</text:span></text:p>
          </table:table-cell>
        </table:table-row>
        <table:table-row>
          <table:table-cell table:style-name="Tabella1.A1" office:value-type="string">
            <text:p text:style-name="Table_20_Contents">user_u </text:p>
          </table:table-cell>
          <table:table-cell table:style-name="Tabella1.A1" office:value-type="string">
            <text:p text:style-name="Table_20_Contents">SELinux user <text:span text:style-name="T6">per un account senza privilegi amministrativi</text:span> </text:p>
          </table:table-cell>
          <table:table-cell table:style-name="Tabella1.A1" office:value-type="string">
            <text:p text:style-name="Table_20_Contents">Unprivileged Linux accounts </text:p>
          </table:table-cell>
        </table:table-row>
        <table:table-row>
          <table:table-cell table:style-name="Tabella1.A1" office:value-type="string">
            <text:p text:style-name="Table_20_Contents">system_u </text:p>
          </table:table-cell>
          <table:table-cell table:style-name="Tabella1.A1" office:value-type="string">
            <text:p text:style-name="Table_20_Contents">Special<text:span text:style-name="T6">e</text:span> SELinux user <text:span text:style-name="T6">indicato per operazioni di sistema</text:span> <text:s/></text:p>
          </table:table-cell>
          <table:table-cell table:style-name="Tabella1.A1" office:value-type="string">
            <text:p text:style-name="Table_20_Contents"><text:span text:style-name="T6">Non usato direttamente</text:span> </text:p>
          </table:table-cell>
        </table:table-row>
      </table:table>
      <text:p text:style-name="P4"/>
      <text:p text:style-name="P5">SELinux tiene traccia di un mapping tra account utente e utente SELinux. Dare un'occhiata alla login mapping ci permette quindi di avere una idea de<text:span text:style-name="T7">i</text:span> privilegi assegnati a ciascun utente, questo perché ciascun account è assegnato a un solo SELinux user.</text:p>
      <text:p text:style-name="P6">A ciascun SELinux sono assegnati diversi ruoli. Un ruolo è definito mediante SELinux Policy, ne parleremo più avanti.</text:p>
      <text:p text:style-name="P6">Il tipo o dominio, dipendentemente ci si riferisca a un file o un processo, rappresenta un identificativo dell'oggetto rispetto alla azione che può svolgere o che può essere svolta su di esso.</text:p>
      <text:p text:style-name="P7">Ad esempio un eseguibile di apache che consente di iniziare un dialogo http con il server di log avrà il tipo http_log_init. <text:span text:style-name="T8">I privilegi relativi al tipo sono elencati mediante booleani generalmente delle assegnazioni di verità a ciascun tipo, che ne consentono la lettura, l'esecuzione ecc.</text:span></text:p>
      <text:p text:style-name="P8">Queste regole definite Boolean sono impostate mediante comandi, ma sono esposte in un file generato ogni volta all'occorrenza (dal comando “getsebool -a” ).</text:p>
      <text:p text:style-name="P8">Una <text:span text:style-name="T7">SELinux Policy</text:span> è appunto un insieme di regole Boolean assegnato a un determinato ruolo.</text:p>
      <text:p text:style-name="P9">Durante l'implementazione delle politiche se si usano i comandi SELinux consente di ripristinare le impostazioni di partenza. Inoltre è possibile analizzare il log e ricevere dei suggerimenti per individuare il comando in grado di consentire eventuali accessi negati riscontrati, in modo da poter costruire in maniera guidata una policy. <text:span text:style-name="T9">Questo approccio “guidato” è stato presentato nel summit </text:span><text:soft-page-break/><text:span text:style-name="T9">red Hat del 2013, in contrapposizione all'opinione comune <text:s/>per cui SELinux è estremamente complicato da implementare, e contro alla diffusa soluzione di spegnerlo, in caso qualcosa non funzioni.</text:span></text:p>
      <text:p text:style-name="P6"/>
      <text:p text:style-name="P5"/>
      <text:p text:style-name="P5"/>
      <text:p text:style-name="P3"/>
      <text:p text:style-name="P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1" style:display-name="WW_CharLFO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2" style:display-name="WW_CharLFO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3" style:display-name="WW_CharLFO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4" style:display-name="WW_CharLFO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5" style:display-name="WW_CharLFO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6" style:display-name="WW_CharLFO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7" style:display-name="WW_CharLFO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8" style:display-name="WW_CharLFO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9" style:display-name="WW_CharLFO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VERA</meta:initial-creator>
    <meta:creation-date>2015-03-17T10:23:00Z</meta:creation-date>
    <dc:date>2015-06-19T11:01:12.974526525</dc:date>
    <meta:editing-cycles>9</meta:editing-cycles>
    <meta:editing-duration>PT15H8M45S</meta:editing-duration>
    <meta:document-statistic meta:table-count="1" meta:image-count="0" meta:object-count="0" meta:page-count="3" meta:paragraph-count="48" meta:word-count="960" meta:character-count="6242" meta:non-whitespace-character-count="5312"/>
    <meta:template xlink:type="simple" xlink:actuate="onRequest" xlink:title="" xlink:href="Normal.dotm"/>
  </office:meta>
</office:document-meta>
</file>